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2">
      <style:table-cell-properties fo:background-color="transparent"/>
      <style:text-properties style:use-window-font-color="true"/>
    </style:style>
    <style:style style:name="ce3" style:family="table-cell" style:parent-style-name="Default" style:data-style-name="N2">
      <style:table-cell-properties fo:background-color="#66ffff"/>
      <style:text-properties style:use-window-font-color="true"/>
    </style:style>
    <style:style style:name="ce4" style:family="table-cell" style:parent-style-name="Default" style:data-style-name="N2">
      <style:table-cell-properties fo:background-color="#6666ff"/>
      <style:text-properties style:use-window-font-color="true"/>
    </style:style>
    <style:style style:name="ce5" style:family="table-cell" style:parent-style-name="Default" style:data-style-name="N36">
      <style:table-cell-properties fo:background-color="transparent"/>
      <style:text-properties style:use-window-font-color="true"/>
    </style:style>
    <style:style style:name="ce6" style:family="table-cell" style:parent-style-name="Default" style:data-style-name="N2">
      <style:table-cell-properties fo:background-color="#33ff99"/>
      <style:text-properties style:use-window-font-color="true"/>
    </style:style>
    <style:style style:name="ce7" style:family="table-cell" style:parent-style-name="Default" style:data-style-name="N2">
      <style:table-cell-properties fo:background-color="#ccff00"/>
      <style:text-properties style:use-window-font-color="true"/>
    </style:style>
  </office:automatic-styles>
  <office:body>
    <office:spreadsheet>
      <table:table table:name="Arkusz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1">
          <table:table-cell/>
          <table:table-cell office:value-type="float" office:value="8">
            <text:p>8</text:p>
          </table:table-cell>
          <table:table-cell table:style-name="ce5" office:value-type="string">
            <text:p>8z10</text:p>
          </table:table-cell>
          <table:table-cell office:value-type="float" office:value="10">
            <text:p>10</text:p>
          </table:table-cell>
          <table:table-cell office:value-type="string">
            <text:p>10z12</text:p>
          </table:table-cell>
          <table:table-cell office:value-type="float" office:value="12">
            <text:p>12</text:p>
          </table:table-cell>
          <table:table-cell office:value-type="string">
            <text:p>8z12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3.14*([.B$1]/20)^2*100/[.$A2]" office:value-type="float" office:value="10.048">
            <text:p>10,05</text:p>
          </table:table-cell>
          <table:table-cell table:formula="of:=([.B2]+[.D2])/2" office:value-type="float" office:value="12.874">
            <text:p>12,874</text:p>
          </table:table-cell>
          <table:table-cell table:style-name="ce2" table:formula="of:=3.14*([.D$1]/20)^2*100/[.$A2]" office:value-type="float" office:value="15.7">
            <text:p>15,70</text:p>
          </table:table-cell>
          <table:table-cell table:formula="of:=([.D2]+[.F2])/2" office:value-type="float" office:value="19.154">
            <text:p>19,154</text:p>
          </table:table-cell>
          <table:table-cell table:style-name="ce2" table:formula="of:=3.14*([.F$1]/20)^2*100/[.$A2]" office:value-type="float" office:value="22.608">
            <text:p>22,61</text:p>
          </table:table-cell>
          <table:table-cell table:formula="of:=([.F2]+[.B2])/2" office:value-type="float" office:value="16.328">
            <text:p>16,328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7.5">
            <text:p>7,5</text:p>
          </table:table-cell>
          <table:table-cell table:style-name="ce2" table:formula="of:=3.14*([.B$1]/20)^2*100/[.$A3]" office:value-type="float" office:value="6.69866666666667">
            <text:p>6,70</text:p>
          </table:table-cell>
          <table:table-cell table:formula="of:=([.B3]+[.D3])/2" office:value-type="float" office:value="8.58266666666667">
            <text:p>8,5826666667</text:p>
          </table:table-cell>
          <table:table-cell table:style-name="ce2" table:formula="of:=3.14*([.D$1]/20)^2*100/[.$A3]" office:value-type="float" office:value="10.4666666666667">
            <text:p>10,47</text:p>
          </table:table-cell>
          <table:table-cell table:formula="of:=([.D3]+[.F3])/2" office:value-type="float" office:value="12.7693333333333">
            <text:p>12,7693333333</text:p>
          </table:table-cell>
          <table:table-cell table:style-name="ce2" table:formula="of:=3.14*([.F$1]/20)^2*100/[.$A3]" office:value-type="float" office:value="15.072">
            <text:p>15,07</text:p>
          </table:table-cell>
          <table:table-cell table:formula="of:=([.F3]+[.B3])/2" office:value-type="float" office:value="10.8853333333333">
            <text:p>10,885333333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3.14*([.B$1]/20)^2*100/[.$A4]" office:value-type="float" office:value="5.58222222222222">
            <text:p>5,58</text:p>
          </table:table-cell>
          <table:table-cell table:formula="of:=([.B4]+[.D4])/2" office:value-type="float" office:value="7.15222222222222">
            <text:p>7,1522222222</text:p>
          </table:table-cell>
          <table:table-cell table:style-name="ce2" table:formula="of:=3.14*([.D$1]/20)^2*100/[.$A4]" office:value-type="float" office:value="8.72222222222222">
            <text:p>8,72</text:p>
          </table:table-cell>
          <table:table-cell table:formula="of:=([.D4]+[.F4])/2" office:value-type="float" office:value="10.6411111111111">
            <text:p>10,6411111111</text:p>
          </table:table-cell>
          <table:table-cell table:style-name="ce2" table:formula="of:=3.14*([.F$1]/20)^2*100/[.$A4]" office:value-type="float" office:value="12.56">
            <text:p>12,56</text:p>
          </table:table-cell>
          <table:table-cell table:formula="of:=([.F4]+[.B4])/2" office:value-type="float" office:value="9.07111111111111">
            <text:p>9,071111111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3.14*([.B$1]/20)^2*100/[.$A5]" office:value-type="float" office:value="5.024">
            <text:p>5,02</text:p>
          </table:table-cell>
          <table:table-cell table:formula="of:=([.B5]+[.D5])/2" office:value-type="float" office:value="6.437">
            <text:p>6,437</text:p>
          </table:table-cell>
          <table:table-cell table:style-name="ce2" table:formula="of:=3.14*([.D$1]/20)^2*100/[.$A5]" office:value-type="float" office:value="7.85">
            <text:p>7,85</text:p>
          </table:table-cell>
          <table:table-cell table:formula="of:=([.D5]+[.F5])/2" office:value-type="float" office:value="9.577">
            <text:p>9,577</text:p>
          </table:table-cell>
          <table:table-cell table:style-name="ce2" table:formula="of:=3.14*([.F$1]/20)^2*100/[.$A5]" office:value-type="float" office:value="11.304">
            <text:p>11,30</text:p>
          </table:table-cell>
          <table:table-cell table:formula="of:=([.F5]+[.B5])/2" office:value-type="float" office:value="8.164">
            <text:p>8,16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style-name="ce2" table:formula="of:=3.14*([.B$1]/20)^2*100/[.$A6]" office:value-type="float" office:value="4.18666666666667">
            <text:p>4,19</text:p>
          </table:table-cell>
          <table:table-cell table:formula="of:=([.B6]+[.D6])/2" office:value-type="float" office:value="5.36416666666667">
            <text:p>5,3641666667</text:p>
          </table:table-cell>
          <table:table-cell table:style-name="ce2" table:formula="of:=3.14*([.D$1]/20)^2*100/[.$A6]" office:value-type="float" office:value="6.54166666666667">
            <text:p>6,54</text:p>
          </table:table-cell>
          <table:table-cell table:formula="of:=([.D6]+[.F6])/2" office:value-type="float" office:value="7.98083333333333">
            <text:p>7,9808333333</text:p>
          </table:table-cell>
          <table:table-cell table:style-name="ce2" table:formula="of:=3.14*([.F$1]/20)^2*100/[.$A6]" office:value-type="float" office:value="9.42">
            <text:p>9,42</text:p>
          </table:table-cell>
          <table:table-cell table:formula="of:=([.F6]+[.B6])/2" office:value-type="float" office:value="6.80333333333333">
            <text:p>6,8033333333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2" table:formula="of:=3.14*([.B$1]/20)^2*100/[.$A7]" office:value-type="float" office:value="3.86461538461539">
            <text:p>3,86</text:p>
          </table:table-cell>
          <table:table-cell table:formula="of:=([.B7]+[.D7])/2" office:value-type="float" office:value="4.95153846153846">
            <text:p>4,9515384615</text:p>
          </table:table-cell>
          <table:table-cell table:style-name="ce2" table:formula="of:=3.14*([.D$1]/20)^2*100/[.$A7]" office:value-type="float" office:value="6.03846153846154">
            <text:p>6,04</text:p>
          </table:table-cell>
          <table:table-cell table:formula="of:=([.D7]+[.F7])/2" office:value-type="float" office:value="7.36692307692308">
            <text:p>7,3669230769</text:p>
          </table:table-cell>
          <table:table-cell table:style-name="ce2" table:formula="of:=3.14*([.F$1]/20)^2*100/[.$A7]" office:value-type="float" office:value="8.69538461538462">
            <text:p>8,70</text:p>
          </table:table-cell>
          <table:table-cell table:formula="of:=([.F7]+[.B7])/2" office:value-type="float" office:value="6.28">
            <text:p>6,28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style-name="ce2" table:formula="of:=3.14*([.B$1]/20)^2*100/[.$A8]" office:value-type="float" office:value="3.58857142857143">
            <text:p>3,59</text:p>
          </table:table-cell>
          <table:table-cell table:formula="of:=([.B8]+[.D8])/2" office:value-type="float" office:value="4.59785714285714">
            <text:p>4,5978571429</text:p>
          </table:table-cell>
          <table:table-cell table:style-name="ce2" table:formula="of:=3.14*([.D$1]/20)^2*100/[.$A8]" office:value-type="float" office:value="5.60714285714286">
            <text:p>5,61</text:p>
          </table:table-cell>
          <table:table-cell table:formula="of:=([.D8]+[.F8])/2" office:value-type="float" office:value="6.84071428571429">
            <text:p>6,8407142857</text:p>
          </table:table-cell>
          <table:table-cell table:style-name="ce2" table:formula="of:=3.14*([.F$1]/20)^2*100/[.$A8]" office:value-type="float" office:value="8.07428571428572">
            <text:p>8,07</text:p>
          </table:table-cell>
          <table:table-cell table:formula="of:=([.F8]+[.B8])/2" office:value-type="float" office:value="5.83142857142857">
            <text:p>5,8314285714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3" table:formula="of:=3.14*([.B$1]/20)^2*100/[.$A9]" office:value-type="float" office:value="3.34933333333333">
            <text:p>3,35</text:p>
          </table:table-cell>
          <table:table-cell table:formula="of:=([.B9]+[.D9])/2" office:value-type="float" office:value="4.29133333333333">
            <text:p>4,2913333333</text:p>
          </table:table-cell>
          <table:table-cell table:style-name="ce6" table:formula="of:=3.14*([.D$1]/20)^2*100/[.$A9]" office:value-type="float" office:value="5.23333333333333">
            <text:p>5,23</text:p>
          </table:table-cell>
          <table:table-cell table:formula="of:=([.D9]+[.F9])/2" office:value-type="float" office:value="6.38466666666667">
            <text:p>6,3846666667</text:p>
          </table:table-cell>
          <table:table-cell table:style-name="ce7" table:formula="of:=3.14*([.F$1]/20)^2*100/[.$A9]" office:value-type="float" office:value="7.536">
            <text:p>7,54</text:p>
          </table:table-cell>
          <table:table-cell table:formula="of:=([.F9]+[.B9])/2" office:value-type="float" office:value="5.44266666666667">
            <text:p>5,4426666667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3.14*([.B$1]/20)^2*100/[.$A10]" office:value-type="float" office:value="3.14">
            <text:p>3,14</text:p>
          </table:table-cell>
          <table:table-cell table:formula="of:=([.B10]+[.D10])/2" office:value-type="float" office:value="4.023125">
            <text:p>4,023125</text:p>
          </table:table-cell>
          <table:table-cell table:style-name="ce6" table:formula="of:=3.14*([.D$1]/20)^2*100/[.$A10]" office:value-type="float" office:value="4.90625">
            <text:p>4,91</text:p>
          </table:table-cell>
          <table:table-cell table:formula="of:=([.D10]+[.F10])/2" office:value-type="float" office:value="5.985625">
            <text:p>5,985625</text:p>
          </table:table-cell>
          <table:table-cell table:style-name="ce7" table:formula="of:=3.14*([.F$1]/20)^2*100/[.$A10]" office:value-type="float" office:value="7.065">
            <text:p>7,07</text:p>
          </table:table-cell>
          <table:table-cell table:formula="of:=([.F10]+[.B10])/2" office:value-type="float" office:value="5.1025">
            <text:p>5,1025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style-name="ce3" table:formula="of:=3.14*([.B$1]/20)^2*100/[.$A11]" office:value-type="float" office:value="2.79111111111111">
            <text:p>2,79</text:p>
          </table:table-cell>
          <table:table-cell table:formula="of:=([.B11]+[.D11])/2" office:value-type="float" office:value="3.57611111111111">
            <text:p>3,5761111111</text:p>
          </table:table-cell>
          <table:table-cell table:style-name="ce6" table:formula="of:=3.14*([.D$1]/20)^2*100/[.$A11]" office:value-type="float" office:value="4.36111111111111">
            <text:p>4,36</text:p>
          </table:table-cell>
          <table:table-cell table:formula="of:=([.D11]+[.F11])/2" office:value-type="float" office:value="5.32055555555556">
            <text:p>5,3205555556</text:p>
          </table:table-cell>
          <table:table-cell table:style-name="ce7" table:formula="of:=3.14*([.F$1]/20)^2*100/[.$A11]" office:value-type="float" office:value="6.28">
            <text:p>6,28</text:p>
          </table:table-cell>
          <table:table-cell table:formula="of:=([.F11]+[.B11])/2" office:value-type="float" office:value="4.53555555555556">
            <text:p>4,5355555556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4" table:formula="of:=3.14*([.B$1]/20)^2*100/[.$A12]" office:value-type="float" office:value="2.512">
            <text:p>2,51</text:p>
          </table:table-cell>
          <table:table-cell table:formula="of:=([.B12]+[.D12])/2" office:value-type="float" office:value="3.2185">
            <text:p>3,2185</text:p>
          </table:table-cell>
          <table:table-cell table:style-name="ce2" table:formula="of:=3.14*([.D$1]/20)^2*100/[.$A12]" office:value-type="float" office:value="3.925">
            <text:p>3,93</text:p>
          </table:table-cell>
          <table:table-cell table:formula="of:=([.D12]+[.F12])/2" office:value-type="float" office:value="4.7885">
            <text:p>4,7885</text:p>
          </table:table-cell>
          <table:table-cell table:style-name="ce2" table:formula="of:=3.14*([.F$1]/20)^2*100/[.$A12]" office:value-type="float" office:value="5.652">
            <text:p>5,65</text:p>
          </table:table-cell>
          <table:table-cell table:formula="of:=([.F12]+[.B12])/2" office:value-type="float" office:value="4.082">
            <text:p>4,08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table:style-name="ce2" table:formula="of:=3.14*([.B$1]/20)^2*100/[.$A13]" office:value-type="float" office:value="0.5024">
            <text:p>0,50</text:p>
          </table:table-cell>
          <table:table-cell table:formula="of:=([.B13]+[.D13])/2" office:value-type="float" office:value="0.6437">
            <text:p>0,6437</text:p>
          </table:table-cell>
          <table:table-cell table:style-name="ce2" table:formula="of:=3.14*([.D$1]/20)^2*100/[.$A13]" office:value-type="float" office:value="0.785">
            <text:p>0,79</text:p>
          </table:table-cell>
          <table:table-cell table:formula="of:=([.D13]+[.F13])/2" office:value-type="float" office:value="0.9577">
            <text:p>0,9577</text:p>
          </table:table-cell>
          <table:table-cell table:style-name="ce2" table:formula="of:=3.14*([.F$1]/20)^2*100/[.$A13]" office:value-type="float" office:value="1.1304">
            <text:p>1,13</text:p>
          </table:table-cell>
          <table:table-cell table:formula="of:=([.F13]+[.B13])/2" office:value-type="float" office:value="0.8164">
            <text:p>0,816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13]*6" office:value-type="float" office:value="3.0144">
            <text:p>3,0144</text:p>
          </table:table-cell>
          <table:table-cell/>
          <table:table-cell table:formula="of:=[.B12]+[.D5]" office:value-type="float" office:value="10.362">
            <text:p>10,362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2.02.2024</text:date>, <text:time>18:34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3-19T11:35:01.28</meta:creation-date>
    <dc:date>2024-02-02T18:34:22.44</dc:date>
    <dc:creator>Michał Gawda</dc:creator>
    <meta:editing-duration>PT20H32M25S</meta:editing-duration>
    <meta:editing-cycles>8</meta:editing-cycles>
    <meta:generator>OpenOffice/4.1.13$Win32 OpenOffice.org_project/4113m1$Build-9810</meta:generator>
    <meta:document-statistic meta:table-count="3" meta:cell-count="93" meta:object-count="0"/>
  </office:meta>
</office:document-meta>
</file>